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525f" officeooo:paragraph-rsid="001e525f"/>
    </style:style>
    <style:style style:name="P2" style:family="paragraph" style:parent-style-name="Standard" style:list-style-name="L1">
      <style:text-properties officeooo:rsid="001e525f" officeooo:paragraph-rsid="001e525f"/>
    </style:style>
    <style:style style:name="P3" style:family="paragraph" style:parent-style-name="Standard" style:list-style-name="L3">
      <style:text-properties officeooo:rsid="001e525f" officeooo:paragraph-rsid="001e525f"/>
    </style:style>
    <style:style style:name="P4" style:family="paragraph" style:parent-style-name="Standard" style:list-style-name="L1">
      <style:text-properties officeooo:paragraph-rsid="001e525f"/>
    </style:style>
    <style:style style:name="P5" style:family="paragraph" style:parent-style-name="Standard" style:list-style-name="L2">
      <style:text-properties officeooo:paragraph-rsid="001e525f"/>
    </style:style>
    <style:style style:name="P6" style:family="paragraph" style:parent-style-name="Standard">
      <style:text-properties officeooo:paragraph-rsid="001e525f"/>
    </style:style>
    <style:style style:name="P7" style:family="paragraph" style:parent-style-name="Standard" style:list-style-name="L3">
      <style:text-properties officeooo:paragraph-rsid="001e525f"/>
    </style:style>
    <style:style style:name="P8" style:family="paragraph" style:parent-style-name="Standard" style:list-style-name="L3">
      <style:text-properties officeooo:rsid="001ffcef" officeooo:paragraph-rsid="001ffcef"/>
    </style:style>
    <style:style style:name="P9" style:family="paragraph" style:parent-style-name="Standard" style:list-style-name="L1">
      <style:text-properties officeooo:rsid="00204c88" officeooo:paragraph-rsid="00204c88"/>
    </style:style>
    <style:style style:name="P10" style:family="paragraph" style:parent-style-name="Standard" style:list-style-name="L3">
      <style:text-properties officeooo:rsid="00204c88" officeooo:paragraph-rsid="00204c88"/>
    </style:style>
    <style:style style:name="P11" style:family="paragraph" style:parent-style-name="Standard">
      <style:text-properties officeooo:rsid="00204c88" officeooo:paragraph-rsid="00204c88"/>
    </style:style>
    <style:style style:name="P12" style:family="paragraph" style:parent-style-name="Standard" style:list-style-name="L1">
      <style:text-properties officeooo:rsid="0020fc15" officeooo:paragraph-rsid="0020fc15"/>
    </style:style>
    <style:style style:name="P13" style:family="paragraph" style:parent-style-name="Standard">
      <style:text-properties officeooo:rsid="002210c4" officeooo:paragraph-rsid="002210c4"/>
    </style:style>
    <style:style style:name="T1" style:family="text">
      <style:text-properties officeooo:rsid="001e525f"/>
    </style:style>
    <style:style style:name="T2" style:family="text">
      <style:text-properties officeooo:rsid="00204c88"/>
    </style:style>
    <style:style style:name="T3" style:family="text">
      <style:text-properties officeooo:rsid="0020fc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: Edition des traités de non aggression, prise de pouvoir général politique du Concordat Divin</text:p>
      <text:p text:style-name="P1"/>
      <text:p text:style-name="P1">114 : Guerre du bout du monde</text:p>
      <text:list xml:id="list2520335838" text:style-name="L2">
        <text:list-item>
          <text:p text:style-name="P5"><text:span text:style-name="T1">Sheriffe est affigée de la malédiction de la haine des mages</text:span></text:p>
        </text:list-item>
      </text:list>
      <text:p text:style-name="P6"/>
      <text:p text:style-name="P1">115 : Création du culte de Sinne à Telognia</text:p>
      <text:p text:style-name="P1"/>
      <text:p text:style-name="P1">116 : Début de la mise en place du traffic de drogue</text:p>
      <text:list xml:id="list1424354906" text:style-name="L1">
        <text:list-item>
          <text:p text:style-name="P4"><text:span text:style-name="T1">Renégats employés pour cultivation dans les cavernes</text:span></text:p>
        </text:list-item>
        <text:list-item>
          <text:p text:style-name="P2">Ancienne ferme d'oranges peu rentable remise en état sans trop faire parler d'elle</text:p>
        </text:list-item>
        <text:list-item>
          <text:p text:style-name="P2">Emploi d'hommes de main</text:p>
        </text:list-item>
        <text:list-item>
          <text:p text:style-name="P9">L'argent gagné par ce trafic sert a payer les mages pour qu'ils ne soient plu</text:p>
        </text:list-item>
        <text:list-item>
          <text:p text:style-name="P2">Prétexte de mise en place de ce plan : affaiblir l'implatation du Concordat Divin et des mages dans la cité : De nombreuses personnalités politiques se joignent à la cause</text:p>
        </text:list-item>
        <text:list-item>
          <text:p text:style-name="P12">Payer les mages pour les faire abandonner leur magie</text:p>
          <text:list>
            <text:list-item>
              <text:p text:style-name="P12">Beaucoup partent habiter à Santa Tyrol, Santa Nova et Porto Velasquez</text:p>
            </text:list-item>
            <text:list-item>
              <text:p text:style-name="P12">Hausse de l'immobilier, de la méfiance des nouveaux arrivés là bas</text:p>
            </text:list-item>
          </text:list>
        </text:list-item>
      </text:list>
      <text:p text:style-name="P1"/>
      <text:p text:style-name="P1">117, Aout : Mia Bonnalivar décide de s'affranchir du trafic en volant la marchandise</text:p>
      <text:list xml:id="list4139041557" text:style-name="L3">
        <text:list-item>
          <text:p text:style-name="P7"><text:span text:style-name="T1">Elle laisse sur le porte devant les autorités, une caisse remplie d'Oranges fourrées pour qu'une enquête soit ouverte et que ses ancien collègues soient bloqués dans cette enquête</text:span></text:p>
        </text:list-item>
        <text:list-item>
          <text:p text:style-name="P3">Elle s'enfuit avec son navire et 2 navires d'escorte. </text:p>
          <text:list>
            <text:list-item>
              <text:p text:style-name="P3">Une des escorte coule</text:p>
            </text:list-item>
            <text:list-item>
              <text:p text:style-name="P8">L'autre est porté disparu : <text:span text:style-name="T2">son commandant se joint à Mia</text:span></text:p>
            </text:list-item>
          </text:list>
        </text:list-item>
        <text:list-item>
          <text:p text:style-name="P10">Leurs but <text:s/>: rejoindre les îles du Gamore, puis les îles pirates <text:span text:style-name="T3">et y vendre la marchandise</text:span></text:p>
        </text:list-item>
      </text:list>
      <text:p text:style-name="P11"/>
      <text:p text:style-name="P13">117, Septembre : Début de l'aventu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8S</meta:editing-duration>
    <meta:editing-cycles>6</meta:editing-cycles>
    <meta:generator>LibreOffice/5.4.7.2$Windows_X86_64 LibreOffice_project/c838ef25c16710f8838b1faec480ebba495259d0</meta:generator>
    <dc:date>2021-02-21T18:03:32.026000000</dc:date>
    <meta:document-statistic meta:table-count="0" meta:image-count="0" meta:object-count="0" meta:page-count="1" meta:paragraph-count="20" meta:word-count="258" meta:character-count="1408" meta:non-whitespace-character-count="1182"/>
    <meta:user-defined meta:name="Info 1"/>
    <meta:user-defined meta:name="Info 2"/>
    <meta:user-defined meta:name="Info 3"/>
    <meta:user-defined meta:name="Info 4"/>
  </office:meta>
</office:document-meta>
</file>